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" svg:font-family="Noto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P2" style:parent-style-name="Standard" style:family="paragraph">
      <style:paragraph-properties fo:text-align="center" fo:line-height="150%"/>
    </style:style>
    <style:style style:name="P3" style:parent-style-name="Standard" style:family="paragraph">
      <style:paragraph-properties fo:text-align="center" fo:line-height="150%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T9" style:parent-style-name="Fonteparág.padrão" style:family="text">
      <style:text-properties fo:font-weight="bold" style:font-weight-asian="bold"/>
    </style:style>
    <style:style style:name="P10" style:parent-style-name="Standard" style:family="paragraph">
      <style:paragraph-properties fo:text-align="justify" fo:line-height="150%"/>
    </style:style>
    <style:style style:name="P11" style:parent-style-name="Normal" style:family="paragraph">
      <style:paragraph-properties style:text-autospace="none" style:vertical-align="auto" fo:line-height="150%"/>
      <style:text-properties fo:hyphenate="true"/>
    </style:style>
    <style:style style:name="T12" style:parent-style-name="Fonteparág.padrão" style:family="text">
      <style:text-properties fo:font-weight="bold" style:font-weight-asian="bold"/>
    </style:style>
    <style:style style:name="P13" style:parent-style-name="Normal" style:family="paragraph">
      <style:paragraph-properties style:text-autospace="none" style:vertical-align="auto" fo:line-height="150%"/>
      <style:text-properties fo:hyphenate="true"/>
    </style:style>
    <style:style style:name="P14" style:parent-style-name="Normal" style:family="paragraph">
      <style:paragraph-properties style:text-autospace="none" style:vertical-align="auto" fo:line-height="150%"/>
      <style:text-properties fo:hyphenate="true"/>
    </style:style>
    <style:style style:name="T15" style:parent-style-name="Fonteparág.padrão" style:family="text">
      <style:text-properties fo:font-weight="bold" style:font-weight-asian="bold"/>
    </style:style>
    <style:style style:name="P16" style:parent-style-name="Normal" style:family="paragraph">
      <style:paragraph-properties style:text-autospace="none" style:vertical-align="auto" fo:line-height="150%"/>
      <style:text-properties fo:hyphenate="true"/>
    </style:style>
    <style:style style:name="P17" style:parent-style-name="Normal" style:family="paragraph">
      <style:paragraph-properties style:text-autospace="none" fo:text-align="justify" style:vertical-align="auto" fo:line-height="150%"/>
      <style:text-properties fo:hyphenate="true"/>
    </style:style>
    <style:style style:name="T18" style:parent-style-name="Fonteparág.padrão" style:family="text">
      <style:text-properties fo:font-weight="bold" style:font-weight-asian="bold"/>
    </style:style>
    <style:style style:name="P19" style:parent-style-name="Normal" style:family="paragraph">
      <style:paragraph-properties style:text-autospace="none" fo:text-align="justify" style:vertical-align="auto" fo:line-height="150%"/>
      <style:text-properties fo:hyphenate="true"/>
    </style:style>
    <style:style style:name="P20" style:parent-style-name="Standard" style:family="paragraph">
      <style:paragraph-properties fo:text-align="justify" fo:line-height="150%"/>
    </style:style>
    <style:style style:name="T21" style:parent-style-name="Fonteparág.padrão" style:family="text">
      <style:text-properties fo:font-weight="bold" style:font-weight-asian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 fo:line-height="150%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 fo:line-height="150%"/>
    </style:style>
    <style:style style:name="T28" style:parent-style-name="Fonteparág.padrão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 fo:line-height="150%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line-height="150%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justify" fo:line-height="150%"/>
    </style:style>
    <style:style style:name="P39" style:parent-style-name="Standard" style:family="paragraph">
      <style:paragraph-properties fo:text-align="justify" fo:line-height="150%"/>
    </style:style>
    <style:style style:name="T4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 fo:line-height="150%"/>
    </style:style>
    <style:style style:name="T42" style:parent-style-name="Fonteparág.padrão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 fo:line-height="150%"/>
    </style:style>
    <style:style style:name="P44" style:parent-style-name="Standard" style:family="paragraph">
      <style:paragraph-properties fo:text-align="justify" fo:line-height="150%"/>
    </style:style>
    <style:style style:name="P45" style:parent-style-name="Standard" style:family="paragraph">
      <style:paragraph-properties fo:text-align="justify" fo:line-height="150%"/>
    </style:style>
    <style:style style:name="P46" style:parent-style-name="Standard" style:family="paragraph">
      <style:paragraph-properties fo:text-align="justify" fo:line-height="150%"/>
    </style:style>
    <style:style style:name="T4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justify" fo:line-height="150%"/>
    </style:style>
    <style:style style:name="P49" style:parent-style-name="Standard" style:family="paragraph">
      <style:paragraph-properties fo:text-align="justify" fo:line-height="150%"/>
    </style:style>
    <style:style style:name="P50" style:parent-style-name="Standard" style:family="paragraph">
      <style:paragraph-properties fo:text-align="justify" fo:line-height="150%"/>
    </style:style>
    <style:style style:name="P51" style:parent-style-name="Standard" style:family="paragraph">
      <style:paragraph-properties fo:text-align="justify" fo:line-height="150%"/>
    </style:style>
    <style:style style:name="P52" style:parent-style-name="Standard" style:family="paragraph">
      <style:paragraph-properties fo:text-align="justify" fo:line-height="150%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 fo:line-height="150%"/>
    </style:style>
    <style:style style:name="P55" style:parent-style-name="Standard" style:family="paragraph">
      <style:paragraph-properties fo:text-align="justify" fo:line-height="150%"/>
    </style:style>
    <style:style style:name="T56" style:parent-style-name="Fonteparág.padrão" style:family="text">
      <style:text-properties fo:font-weight="bold" style:font-weight-asian="bold" style:font-weight-complex="bold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58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Universidade Federal Rural do Rio de Janeiro</text:p>
      <text:p text:style-name="P2">Pós-Graduação em Ciências Veterinárias</text:p>
      <text:p text:style-name="P3">Avaliação da Disciplina de Métodos Estatísticos Aplicados às Ciências Veterinárias - 2020</text:p>
      <text:p text:style-name="P4">Prof.<text:s/>Wagner Tassinari</text:p>
      <text:p text:style-name="P5"/>
      <text:p text:style-name="P6">Aluno(a):....................................................................................................…</text:p>
      <text:p text:style-name="P7"/>
      <text:p text:style-name="P8"><text:span text:style-name="T9">Questão 1:<text:s/></text:span><text:s/>Diferencie média, moda e mediana.</text:p>
      <text:p text:style-name="P10"/>
      <text:p text:style-name="P11"><text:span text:style-name="T12">Questão 2:<text:s/></text:span><text:s/>Por que a Distribuição de Probabilidades Normal é a mais importante na área de estatística<text:s/>?</text:p>
      <text:p text:style-name="P13"/>
      <text:p text:style-name="P14"><text:span text:style-name="T15">Questão 3:</text:span><text:s/>Diferencie Intervalos de Confiança de Testes de Hipóteses.</text:p>
      <text:p text:style-name="P16"/>
      <text:p text:style-name="P17"><text:span text:style-name="T18">Questão 4:</text:span><text:s/>Um assistente social deseja saber o tamanho da amostra (n) necessário para determinar a proporção da população atendida por uma Unidade de Saúde, que pertence ao município de<text:s/>Seropédica. Não foi feito um levantamento prévio da proporção amostral e, portanto, seu valor<text:s/>é desconhecido. Ela quer ter 95% de confiança que sua o erro máximo da estimativa<text:s/>seja<text:s/>de<text:s/>6%. Quantas pessoas necessitam ser entrevistadas?</text:p>
      <text:p text:style-name="P19"/>
      <text:p text:style-name="P20"><text:span text:style-name="T21">Questão 5:</text:span><text:s/>O banco de dados chamado<text:s/><text:span text:style-name="T22">“tbreal_prova2020.xlsx”</text:span><text:s/>trata-se de uma avaliação retrospectiva de<text:s/>uma<text:s/>investigação de surtos de<text:s/>tuberculose em animais de grande porte (bovinos leiteiros e de corte, cervídeos e bisões) no Canadá entre os anos de 1985 e 1994. Para investigar fatores de risco para a propagação da tuberculose nos rebanhos. Registros detalhados da investigação epidemiológica do surto durante o período foram revisados e os dados processados<text:s/>em uma planilha. Em cada animal, a data mais provável em que a infecção entrou no rebanho foi determinada a partir dos resultados dos testes diagnósticos. O objetivo<text:s/>deste trabalho<text:s/>é<text:s/>investigar<text:s/>os efeitos da idade, sexo, peso e tipo de animal no acometimento da doença.</text:p>
      <text:p text:style-name="P23"><text:span text:style-name="T24">Nota</text:span><text:span text:style-name="T25"><text:s/>1</text:span><text:span text:style-name="T26">:</text:span><text:s/>Para atender a questões de confidencialidade e regulamentação, esses dados foram deliberadamente falsificados.</text:p>
      <text:p text:style-name="P27"><text:span text:style-name="T28">Nota 2:</text:span><text:s/>Nesse arquivo, os dados se encontram na primeira planilha, na segunda planilha está o dicionário de variáveis.</text:p>
      <text:p text:style-name="P29"/>
      <text:p text:style-name="P30"/>
      <text:p text:style-name="P31"/>
      <text:p text:style-name="P32"/>
      <text:p text:style-name="P33"><text:span text:style-name="T34">Roteiro de análise</text:span>:</text:p>
      <text:p text:style-name="P35"/>
      <text:p text:style-name="P36">-<text:s/><text:span text:style-name="T37">Verifique o tipo de cada variável no banco de dados</text:span></text:p>
      <text:p text:style-name="P38"/>
      <text:p text:style-name="P39">-<text:s/><text:span text:style-name="T40">Análise exploratória ou descritiva:</text:span></text:p>
      <text:p text:style-name="P41">i) Transformar para fator e colocar os devidos<text:s/><text:span text:style-name="T42">labels<text:s/></text:span>das variáveis<text:s/>categóricas;</text:p>
      <text:p text:style-name="P43">ii) Fazer o sumario estatístico das variáveis quantitativas e as distribuições de frequências para as variáveis qualitativas;</text:p>
      <text:p text:style-name="P44">iii) Plotar os devidos gráficos das variáveis para mostrar as distribuições de cada uma delas;</text:p>
      <text:p text:style-name="P45"/>
      <text:p text:style-name="P46">-<text:s/><text:span text:style-name="T47">Inferência Estatística:</text:span></text:p>
      <text:p text:style-name="P48">i) Verificar se a patologia está associada ao: tipo do animal, sexo, idade, peso e a quantidade de parasitas;</text:p>
      <text:p text:style-name="P49">ii) Se possível, demostre graficamente<text:s/>tais possíveis associações;</text:p>
      <text:p text:style-name="P50">iii) Também gostaria de saber se o peso estaria<text:s/>associado com o tipo do animal, o<text:s/>sexo,<text:s/>a idade e ao número de parasitas.</text:p>
      <text:p text:style-name="P51"/>
      <text:p text:style-name="P52"><text:span text:style-name="T53">Obs 1:</text:span><text:s/>Os resultados e as interpretações das análises deverão ser entregues em um arquivo no formato de um relatório do tipo .docx.</text:p>
      <text:p text:style-name="P54"/>
      <text:p text:style-name="P55"><text:span text:style-name="T56">Obs</text:span><text:span text:style-name="T57"><text:s/>2</text:span><text:span text:style-name="T58">:</text:span><text:s/>Não se esqueça de testar a normalidade dos dados, para aplicar o teste estatístico correto.<text:s/>E também teste se existe heterogeneidade entre as variânci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" svg:font-family="Noto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0-01-21T19:13:00Z</meta:creation-date>
    <dc:date>2020-01-23T17:00:00Z</dc:date>
    <meta:template xlink:href="Normal" xlink:type="simple"/>
    <meta:editing-cycles>7</meta:editing-cycles>
    <meta:editing-duration>PT3120S</meta:editing-duration>
    <meta:document-statistic meta:page-count="2" meta:paragraph-count="5" meta:word-count="463" meta:character-count="2960" meta:row-count="20" meta:non-whitespace-character-count="2502"/>
  </office:meta>
</office:document-meta>
</file>